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4193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5429in"/>
    </style:style>
    <style:style style:name="co5" style:family="table-column">
      <style:table-column-properties fo:break-before="auto" style:column-width="0.5953in"/>
    </style:style>
    <style:style style:name="co6" style:family="table-column">
      <style:table-column-properties fo:break-before="auto" style:column-width="0.4299in"/>
    </style:style>
    <style:style style:name="co7" style:family="table-column">
      <style:table-column-properties fo:break-before="auto" style:column-width="0.58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CMBP_bands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4" table:default-cell-style-name="Default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_low</text:p>
          </table:table-cell>
          <table:table-cell office:value-type="string" calcext:value-type="string">
            <text:p>nu_hig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_px</text:p>
          </table:table-cell>
          <table:table-cell office:value-type="string" calcext:value-type="string">
            <text:p>number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.8" calcext:value-type="float">
            <text:p>20.8</text:p>
          </table:table-cell>
          <table:table-cell office:value-type="float" office:value="18.2" calcext:value-type="float">
            <text:p>18.2</text:p>
          </table:table-cell>
          <table:table-cell office:value-type="float" office:value="23.4" calcext:value-type="float">
            <text:p>23.4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21.9" calcext:value-type="float">
            <text:p>21.9</text:p>
          </table:table-cell>
          <table:table-cell office:value-type="float" office:value="28.1" calcext:value-type="float">
            <text:p>28.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.3</text:p>
          </table:table-cell>
          <table:table-cell office:value-type="float" office:value="33.8" calcext:value-type="float">
            <text:p>33.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6" calcext:value-type="float">
            <text:p>36</text:p>
          </table:table-cell>
          <table:table-cell office:value-type="float" office:value="31.5" calcext:value-type="float">
            <text:p>31.5</text:p>
          </table:table-cell>
          <table:table-cell office:value-type="float" office:value="40.5" calcext:value-type="float">
            <text:p>4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3.2" calcext:value-type="float">
            <text:p>43.2</text:p>
          </table:table-cell>
          <table:table-cell office:value-type="float" office:value="37.8" calcext:value-type="float">
            <text:p>37.8</text:p>
          </table:table-cell>
          <table:table-cell office:value-type="float" office:value="48.6" calcext:value-type="float">
            <text:p>48.6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1.8" calcext:value-type="float">
            <text:p>51.8</text:p>
          </table:table-cell>
          <table:table-cell office:value-type="float" office:value="45.4" calcext:value-type="float">
            <text:p>45.4</text:p>
          </table:table-cell>
          <table:table-cell office:value-type="float" office:value="58.3" calcext:value-type="float">
            <text:p>58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62.2" calcext:value-type="float">
            <text:p>62.2</text:p>
          </table:table-cell>
          <table:table-cell office:value-type="float" office:value="54.4" calcext:value-type="float">
            <text:p>54.4</text:p>
          </table:table-cell>
          <table:table-cell office:value-type="float" office:value="70" calcext:value-type="float">
            <text:p>70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74.6" calcext:value-type="float">
            <text:p>74.6</text:p>
          </table:table-cell>
          <table:table-cell office:value-type="float" office:value="65.3" calcext:value-type="float">
            <text:p>65.3</text:p>
          </table:table-cell>
          <table:table-cell office:value-type="float" office:value="84" calcext:value-type="float">
            <text:p>84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89.6" calcext:value-type="float">
            <text:p>89.6</text:p>
          </table:table-cell>
          <table:table-cell office:value-type="float" office:value="78.4" calcext:value-type="float">
            <text:p>78.4</text:p>
          </table:table-cell>
          <table:table-cell office:value-type="float" office:value="100.8" calcext:value-type="float">
            <text:p>100.8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07.5" calcext:value-type="float">
            <text:p>107.5</text:p>
          </table:table-cell>
          <table:table-cell office:value-type="float" office:value="94.1" calcext:value-type="float">
            <text:p>94.1</text:p>
          </table:table-cell>
          <table:table-cell office:value-type="float" office:value="120.9" calcext:value-type="float">
            <text:p>120.9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29" calcext:value-type="float">
            <text:p>129</text:p>
          </table:table-cell>
          <table:table-cell office:value-type="float" office:value="112.9" calcext:value-type="float">
            <text:p>112.9</text:p>
          </table:table-cell>
          <table:table-cell office:value-type="float" office:value="145.1" calcext:value-type="float">
            <text:p>145.1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Del center spacing: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string" calcext:value-type="string">
            <text:p>Del center spacing:</text:p>
          </table:table-cell>
          <table:table-cell/>
          <table:table-cell office:value-type="float" office:value="1.215" calcext:value-type="float">
            <text:p>1.215</text:p>
          </table:table-cell>
          <table:table-cell/>
          <table:table-cell office:value-type="string" calcext:value-type="string">
            <text:p>dB shift between band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54.8" calcext:value-type="float">
            <text:p>154.8</text:p>
          </table:table-cell>
          <table:table-cell office:value-type="float" office:value="135.4" calcext:value-type="float">
            <text:p>135.4</text:p>
          </table:table-cell>
          <table:table-cell office:value-type="float" office:value="174.1" calcext:value-type="float">
            <text:p>174.1</text:p>
          </table:table-cell>
          <table:table-cell office:value-type="float" office:value="38.7" calcext:value-type="float">
            <text:p>38.7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Band width</text:p>
          </table:table-cell>
          <table:table-cell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float" office:value="185.8" calcext:value-type="float">
            <text:p>185.8</text:p>
          </table:table-cell>
          <table:table-cell office:value-type="float" office:value="162.5" calcext:value-type="float">
            <text:p>162.5</text:p>
          </table:table-cell>
          <table:table-cell office:value-type="float" office:value="209" calcext:value-type="float">
            <text:p>209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dB factor between bands</text:p>
          </table:table-cell>
          <table:table-cell/>
          <table:table-cell table:formula="of:=[.M12]^2" office:value-type="float" office:value="1.44" calcext:value-type="float">
            <text:p>1.44</text:p>
          </table:table-cell>
          <table:table-cell table:number-columns-repeated="3"/>
          <table:table-cell office:value-type="string" calcext:value-type="string">
            <text:p>adjacnet</text:p>
          </table:table-cell>
          <table:table-cell office:value-type="string" calcext:value-type="string">
            <text:p>dB factor between bands</text:p>
          </table:table-cell>
          <table:table-cell/>
          <table:table-cell table:formula="of:=[.T12]^2" office:value-type="float" office:value="1.476225" calcext:value-type="float">
            <text:p>1.4762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222.9" calcext:value-type="float">
            <text:p>222.9</text:p>
          </table:table-cell>
          <table:table-cell office:value-type="float" office:value="195" calcext:value-type="float">
            <text:p>195</text:p>
          </table:table-cell>
          <table:table-cell office:value-type="float" office:value="250.8" calcext:value-type="float">
            <text:p>250.8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ip</text:p>
          </table:table-cell>
          <table:table-cell table:number-columns-repeated="2"/>
          <table:table-cell table:formula="of:=[.M14]^2" office:value-type="float" office:value="2.0736" calcext:value-type="float">
            <text:p>2.0736</text:p>
          </table:table-cell>
          <table:table-cell table:number-columns-repeated="3"/>
          <table:table-cell office:value-type="string" calcext:value-type="string">
            <text:p>skip</text:p>
          </table:table-cell>
          <table:table-cell table:number-columns-repeated="2"/>
          <table:table-cell table:formula="of:=[.T14]^2" office:value-type="float" office:value="2.179240250625" calcext:value-type="float">
            <text:p>2.17924025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67.5" calcext:value-type="float">
            <text:p>267.5</text:p>
          </table:table-cell>
          <table:table-cell office:value-type="float" office:value="234" calcext:value-type="float">
            <text:p>234</text:p>
          </table:table-cell>
          <table:table-cell office:value-type="float" office:value="300.9" calcext:value-type="float">
            <text:p>300.9</text:p>
          </table:table-cell>
          <table:table-cell office:value-type="float" office:value="66.9" calcext:value-type="float">
            <text:p>66.9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321" calcext:value-type="float">
            <text:p>321</text:p>
          </table:table-cell>
          <table:table-cell office:value-type="float" office:value="280.9" calcext:value-type="float">
            <text:p>280.9</text:p>
          </table:table-cell>
          <table:table-cell office:value-type="float" office:value="361.1" calcext:value-type="float">
            <text:p>361.1</text:p>
          </table:table-cell>
          <table:table-cell office:value-type="float" office:value="80.2" calcext:value-type="float">
            <text:p>80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nd</text:p>
          </table:table-cell>
          <table:table-cell office:value-type="string" calcext:value-type="string">
            <text:p>nu cetn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Band</text:p>
          </table:table-cell>
          <table:table-cell office:value-type="string" calcext:value-type="string">
            <text:p>nu cetn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float" office:value="385.2" calcext:value-type="float">
            <text:p>385.2</text:p>
          </table:table-cell>
          <table:table-cell office:value-type="float" office:value="337" calcext:value-type="float">
            <text:p>337</text:p>
          </table:table-cell>
          <table:table-cell office:value-type="float" office:value="433.3" calcext:value-type="float">
            <text:p>433.3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8333333333" calcext:value-type="float">
            <text:p>20.8333333333</text:p>
          </table:table-cell>
          <table:table-cell table:formula="of:=[.K18]-[.K18]*[.$M$13]/2" office:value-type="float" office:value="18.2291666666375" calcext:value-type="float">
            <text:p>18.2291666666</text:p>
          </table:table-cell>
          <table:table-cell table:formula="of:=[.K18]+[.K18]*[.$M$13]/2" office:value-type="float" office:value="23.4374999999625" calcext:value-type="float">
            <text:p>23.43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R18]-[.R18]*[.$T$13]/2" office:value-type="float" office:value="18.4" calcext:value-type="float">
            <text:p>18.4</text:p>
          </table:table-cell>
          <table:table-cell table:formula="of:=[.R18]+[.R18]*[.$T$13]/2" office:value-type="float" office:value="21.6" calcext:value-type="float">
            <text:p>21.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float" office:value="462.2" calcext:value-type="float">
            <text:p>462.2</text:p>
          </table:table-cell>
          <table:table-cell office:value-type="float" office:value="404.4" calcext:value-type="float">
            <text:p>404.4</text:p>
          </table:table-cell>
          <table:table-cell office:value-type="float" office:value="520" calcext:value-type="float">
            <text:p>520</text:p>
          </table:table-cell>
          <table:table-cell office:value-type="float" office:value="115.6" calcext:value-type="float">
            <text:p>115.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18]*[.$M$12]" office:value-type="float" office:value="24.99999999996" calcext:value-type="float">
            <text:p>25</text:p>
          </table:table-cell>
          <table:table-cell table:formula="of:=[.K19]-[.K19]*[.$M$13]/2" office:value-type="float" office:value="21.874999999965" calcext:value-type="float">
            <text:p>21.875</text:p>
          </table:table-cell>
          <table:table-cell table:formula="of:=[.K19]+[.K19]*[.$M$13]/2" office:value-type="float" office:value="28.124999999955" calcext:value-type="float">
            <text:p>28.125</text:p>
          </table:table-cell>
          <table:table-cell/>
          <table:table-cell table:formula="of:=[.L19]-[.M18]" office:value-type="float" office:value="-1.5624999999975" calcext:value-type="float">
            <text:p>-1.56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8]*[.$T$12]" office:value-type="float" office:value="24.3" calcext:value-type="float">
            <text:p>24.3</text:p>
          </table:table-cell>
          <table:table-cell table:formula="of:=[.R19]-[.R19]*[.$T$13]/2" office:value-type="float" office:value="22.356" calcext:value-type="float">
            <text:p>22.356</text:p>
          </table:table-cell>
          <table:table-cell table:formula="of:=[.R19]+[.R19]*[.$T$13]/2" office:value-type="float" office:value="26.244" calcext:value-type="float">
            <text:p>26.244</text:p>
          </table:table-cell>
          <table:table-cell/>
          <table:table-cell table:formula="of:=[.S19]-[.T18]"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554.7" calcext:value-type="float">
            <text:p>554.7</text:p>
          </table:table-cell>
          <table:table-cell office:value-type="float" office:value="485.3" calcext:value-type="float">
            <text:p>485.3</text:p>
          </table:table-cell>
          <table:table-cell office:value-type="float" office:value="624" calcext:value-type="float">
            <text:p>624</text:p>
          </table:table-cell>
          <table:table-cell office:value-type="float" office:value="138.7" calcext:value-type="float">
            <text:p>138.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19]*[.$M$12]" office:value-type="float" office:value="29.999999999952" calcext:value-type="float">
            <text:p>30</text:p>
          </table:table-cell>
          <table:table-cell table:formula="of:=[.K20]-[.K20]*[.$M$13]/2" office:value-type="float" office:value="26.249999999958" calcext:value-type="float">
            <text:p>26.25</text:p>
          </table:table-cell>
          <table:table-cell table:formula="of:=[.K20]+[.K20]*[.$M$13]/2" office:value-type="float" office:value="33.749999999946" calcext:value-type="float">
            <text:p>33.7499999999</text:p>
          </table:table-cell>
          <table:table-cell/>
          <table:table-cell table:formula="of:=[.L20]-[.M19]" office:value-type="float" office:value="-1.874999999997" calcext:value-type="float">
            <text:p>-1.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R19]*[.$T$12]" office:value-type="float" office:value="29.5245" calcext:value-type="float">
            <text:p>29.5245</text:p>
          </table:table-cell>
          <table:table-cell table:formula="of:=[.R20]-[.R20]*[.$T$13]/2" office:value-type="float" office:value="27.16254" calcext:value-type="float">
            <text:p>27.16254</text:p>
          </table:table-cell>
          <table:table-cell table:formula="of:=[.R20]+[.R20]*[.$T$13]/2" office:value-type="float" office:value="31.88646" calcext:value-type="float">
            <text:p>31.88646</text:p>
          </table:table-cell>
          <table:table-cell/>
          <table:table-cell table:formula="of:=[.S20]-[.T19]" office:value-type="float" office:value="0.918540000000004" calcext:value-type="float">
            <text:p>0.918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float" office:value="665.6" calcext:value-type="float">
            <text:p>665.6</text:p>
          </table:table-cell>
          <table:table-cell office:value-type="float" office:value="582.4" calcext:value-type="float">
            <text:p>582.4</text:p>
          </table:table-cell>
          <table:table-cell office:value-type="float" office:value="748.8" calcext:value-type="float">
            <text:p>748.8</text:p>
          </table:table-cell>
          <table:table-cell office:value-type="float" office:value="166.4" calcext:value-type="float">
            <text:p>166.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20]*[.$M$12]" office:value-type="float" office:value="35.9999999999424" calcext:value-type="float">
            <text:p>35.9999999999</text:p>
          </table:table-cell>
          <table:table-cell table:formula="of:=[.K21]-[.K21]*[.$M$13]/2" office:value-type="float" office:value="31.4999999999496" calcext:value-type="float">
            <text:p>31.4999999999</text:p>
          </table:table-cell>
          <table:table-cell table:formula="of:=[.K21]+[.K21]*[.$M$13]/2" office:value-type="float" office:value="40.4999999999352" calcext:value-type="float">
            <text:p>40.4999999999</text:p>
          </table:table-cell>
          <table:table-cell/>
          <table:table-cell table:formula="of:=[.L21]-[.M20]" office:value-type="float" office:value="-2.2499999999964" calcext:value-type="float">
            <text:p>-2.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0]*[.$T$12]" office:value-type="float" office:value="35.8722675" calcext:value-type="float">
            <text:p>35.8722675</text:p>
          </table:table-cell>
          <table:table-cell table:formula="of:=[.R21]-[.R21]*[.$T$13]/2" office:value-type="float" office:value="33.0024861" calcext:value-type="float">
            <text:p>33.0024861</text:p>
          </table:table-cell>
          <table:table-cell table:formula="of:=[.R21]+[.R21]*[.$T$13]/2" office:value-type="float" office:value="38.7420489" calcext:value-type="float">
            <text:p>38.7420489</text:p>
          </table:table-cell>
          <table:table-cell/>
          <table:table-cell table:formula="of:=[.S21]-[.T20]" office:value-type="float" office:value="1.1160261" calcext:value-type="float">
            <text:p>1.11602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798.7" calcext:value-type="float">
            <text:p>798.7</text:p>
          </table:table-cell>
          <table:table-cell office:value-type="float" office:value="698.9" calcext:value-type="float">
            <text:p>698.9</text:p>
          </table:table-cell>
          <table:table-cell office:value-type="float" office:value="898.5" calcext:value-type="float">
            <text:p>898.5</text:p>
          </table:table-cell>
          <table:table-cell office:value-type="float" office:value="199.7" calcext:value-type="float">
            <text:p>199.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21]*[.$M$12]" office:value-type="float" office:value="43.1999999999309" calcext:value-type="float">
            <text:p>43.1999999999</text:p>
          </table:table-cell>
          <table:table-cell table:formula="of:=[.K22]-[.K22]*[.$M$13]/2" office:value-type="float" office:value="37.7999999999395" calcext:value-type="float">
            <text:p>37.7999999999</text:p>
          </table:table-cell>
          <table:table-cell table:formula="of:=[.K22]+[.K22]*[.$M$13]/2" office:value-type="float" office:value="48.5999999999222" calcext:value-type="float">
            <text:p>48.5999999999</text:p>
          </table:table-cell>
          <table:table-cell/>
          <table:table-cell table:formula="of:=[.L22]-[.M21]" office:value-type="float" office:value="-2.69999999999568" calcext:value-type="float">
            <text:p>-2.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R21]*[.$T$12]" office:value-type="float" office:value="43.5848050125" calcext:value-type="float">
            <text:p>43.5848050125</text:p>
          </table:table-cell>
          <table:table-cell table:formula="of:=[.R22]-[.R22]*[.$T$13]/2" office:value-type="float" office:value="40.0980206115" calcext:value-type="float">
            <text:p>40.0980206115</text:p>
          </table:table-cell>
          <table:table-cell table:formula="of:=[.R22]+[.R22]*[.$T$13]/2" office:value-type="float" office:value="47.0715894135" calcext:value-type="float">
            <text:p>47.0715894135</text:p>
          </table:table-cell>
          <table:table-cell/>
          <table:table-cell table:formula="of:=[.S22]-[.T21]" office:value-type="float" office:value="1.3559717115" calcext:value-type="float">
            <text:p>1.3559717115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table:formula="of:=[.K22]*[.$M$12]" office:value-type="float" office:value="51.839999999917" calcext:value-type="float">
            <text:p>51.8399999999</text:p>
          </table:table-cell>
          <table:table-cell table:formula="of:=[.K23]-[.K23]*[.$M$13]/2" office:value-type="float" office:value="45.3599999999274" calcext:value-type="float">
            <text:p>45.3599999999</text:p>
          </table:table-cell>
          <table:table-cell table:formula="of:=[.K23]+[.K23]*[.$M$13]/2" office:value-type="float" office:value="58.3199999999067" calcext:value-type="float">
            <text:p>58.3199999999</text:p>
          </table:table-cell>
          <table:table-cell/>
          <table:table-cell table:formula="of:=[.L23]-[.M22]" office:value-type="float" office:value="-3.23999999999481" calcext:value-type="float">
            <text:p>-3.2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2]*[.$T$12]" office:value-type="float" office:value="52.9555380901875" calcext:value-type="float">
            <text:p>52.9555380902</text:p>
          </table:table-cell>
          <table:table-cell table:formula="of:=[.R23]-[.R23]*[.$T$13]/2" office:value-type="float" office:value="48.7190950429725" calcext:value-type="float">
            <text:p>48.719095043</text:p>
          </table:table-cell>
          <table:table-cell table:formula="of:=[.R23]+[.R23]*[.$T$13]/2" office:value-type="float" office:value="57.1919811374025" calcext:value-type="float">
            <text:p>57.1919811374</text:p>
          </table:table-cell>
          <table:table-cell/>
          <table:table-cell table:formula="of:=[.S23]-[.T22]" office:value-type="float" office:value="1.6475056294725" calcext:value-type="float">
            <text:p>1.6475056295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formula="of:=[.K23]*[.$M$12]" office:value-type="float" office:value="62.2079999999005" calcext:value-type="float">
            <text:p>62.2079999999</text:p>
          </table:table-cell>
          <table:table-cell table:formula="of:=[.K24]-[.K24]*[.$M$13]/2" office:value-type="float" office:value="54.4319999999129" calcext:value-type="float">
            <text:p>54.4319999999</text:p>
          </table:table-cell>
          <table:table-cell table:formula="of:=[.K24]+[.K24]*[.$M$13]/2" office:value-type="float" office:value="69.983999999888" calcext:value-type="float">
            <text:p>69.9839999999</text:p>
          </table:table-cell>
          <table:table-cell/>
          <table:table-cell table:formula="of:=[.L24]-[.M23]" office:value-type="float" office:value="-3.88799999999378" calcext:value-type="float">
            <text:p>-3.88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R23]*[.$T$12]" office:value-type="float" office:value="64.3409787795778" calcext:value-type="float">
            <text:p>64.3409787796</text:p>
          </table:table-cell>
          <table:table-cell table:formula="of:=[.R24]-[.R24]*[.$T$13]/2" office:value-type="float" office:value="59.1937004772116" calcext:value-type="float">
            <text:p>59.1937004772</text:p>
          </table:table-cell>
          <table:table-cell table:formula="of:=[.R24]+[.R24]*[.$T$13]/2" office:value-type="float" office:value="69.4882570819441" calcext:value-type="float">
            <text:p>69.4882570819</text:p>
          </table:table-cell>
          <table:table-cell/>
          <table:table-cell table:formula="of:=[.S24]-[.T23]" office:value-type="float" office:value="2.00171933980909" calcext:value-type="float">
            <text:p>2.0017193398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formula="of:=[.K24]*[.$M$12]" office:value-type="float" office:value="74.6495999998805" calcext:value-type="float">
            <text:p>74.6495999999</text:p>
          </table:table-cell>
          <table:table-cell table:formula="of:=[.K25]-[.K25]*[.$M$13]/2" office:value-type="float" office:value="65.3183999998955" calcext:value-type="float">
            <text:p>65.3183999999</text:p>
          </table:table-cell>
          <table:table-cell table:formula="of:=[.K25]+[.K25]*[.$M$13]/2" office:value-type="float" office:value="83.9807999998656" calcext:value-type="float">
            <text:p>83.9807999999</text:p>
          </table:table-cell>
          <table:table-cell/>
          <table:table-cell table:formula="of:=[.L25]-[.M24]" office:value-type="float" office:value="-4.66559999999255" calcext:value-type="float">
            <text:p>-4.66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R24]*[.$T$12]" office:value-type="float" office:value="78.1742892171871" calcext:value-type="float">
            <text:p>78.1742892172</text:p>
          </table:table-cell>
          <table:table-cell table:formula="of:=[.R25]-[.R25]*[.$T$13]/2" office:value-type="float" office:value="71.9203460798121" calcext:value-type="float">
            <text:p>71.9203460798</text:p>
          </table:table-cell>
          <table:table-cell table:formula="of:=[.R25]+[.R25]*[.$T$13]/2" office:value-type="float" office:value="84.428232354562" calcext:value-type="float">
            <text:p>84.4282323546</text:p>
          </table:table-cell>
          <table:table-cell/>
          <table:table-cell table:formula="of:=[.S25]-[.T24]" office:value-type="float" office:value="2.43208899786805" calcext:value-type="float">
            <text:p>2.43208899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, 20.8 – 800.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K25]*[.$M$12]" office:value-type="float" office:value="89.5795199998566" calcext:value-type="float">
            <text:p>89.5795199999</text:p>
          </table:table-cell>
          <table:table-cell table:formula="of:=[.K26]-[.K26]*[.$M$13]/2" office:value-type="float" office:value="78.3820799998746" calcext:value-type="float">
            <text:p>78.3820799999</text:p>
          </table:table-cell>
          <table:table-cell table:formula="of:=[.K26]+[.K26]*[.$M$13]/2" office:value-type="float" office:value="100.776959999839" calcext:value-type="float">
            <text:p>100.7769599998</text:p>
          </table:table-cell>
          <table:table-cell/>
          <table:table-cell table:formula="of:=[.L26]-[.M25]" office:value-type="float" office:value="-5.59871999999105" calcext:value-type="float">
            <text:p>-5.5987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R25]*[.$T$12]" office:value-type="float" office:value="94.9817613988823" calcext:value-type="float">
            <text:p>94.9817613989</text:p>
          </table:table-cell>
          <table:table-cell table:formula="of:=[.R26]-[.R26]*[.$T$13]/2" office:value-type="float" office:value="87.3832204869717" calcext:value-type="float">
            <text:p>87.383220487</text:p>
          </table:table-cell>
          <table:table-cell table:formula="of:=[.R26]+[.R26]*[.$T$13]/2" office:value-type="float" office:value="102.580302310793" calcext:value-type="float">
            <text:p>102.5803023108</text:p>
          </table:table-cell>
          <table:table-cell/>
          <table:table-cell table:formula="of:=[.S26]-[.T25]" office:value-type="float" office:value="2.95498813240968" calcext:value-type="float">
            <text:p>2.9549881324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table:formula="of:=[.K26]*[.$M$12]" office:value-type="float" office:value="107.495423999828" calcext:value-type="float">
            <text:p>107.4954239998</text:p>
          </table:table-cell>
          <table:table-cell table:formula="of:=[.K27]-[.K27]*[.$M$13]/2" office:value-type="float" office:value="94.0584959998495" calcext:value-type="float">
            <text:p>94.0584959998</text:p>
          </table:table-cell>
          <table:table-cell table:formula="of:=[.K27]+[.K27]*[.$M$13]/2" office:value-type="float" office:value="120.932351999806" calcext:value-type="float">
            <text:p>120.9323519998</text:p>
          </table:table-cell>
          <table:table-cell/>
          <table:table-cell table:formula="of:=[.L27]-[.M26]" office:value-type="float" office:value="-6.71846399998925" calcext:value-type="float">
            <text:p>-6.7184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R26]*[.$T$12]" office:value-type="float" office:value="115.402840099642" calcext:value-type="float">
            <text:p>115.4028400996</text:p>
          </table:table-cell>
          <table:table-cell table:formula="of:=[.R27]-[.R27]*[.$T$13]/2" office:value-type="float" office:value="106.170612891671" calcext:value-type="float">
            <text:p>106.1706128917</text:p>
          </table:table-cell>
          <table:table-cell table:formula="of:=[.R27]+[.R27]*[.$T$13]/2" office:value-type="float" office:value="124.635067307613" calcext:value-type="float">
            <text:p>124.6350673076</text:p>
          </table:table-cell>
          <table:table-cell/>
          <table:table-cell table:formula="of:=[.S27]-[.T26]" office:value-type="float" office:value="3.59031058087776" calcext:value-type="float">
            <text:p>3.5903105809</text:p>
          </table:table-cell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table:formula="of:=[.K27]*[.$M$12]" office:value-type="float" office:value="128.994508799794" calcext:value-type="float">
            <text:p>128.9945087998</text:p>
          </table:table-cell>
          <table:table-cell table:formula="of:=[.K28]-[.K28]*[.$M$13]/2" office:value-type="float" office:value="112.870195199819" calcext:value-type="float">
            <text:p>112.8701951998</text:p>
          </table:table-cell>
          <table:table-cell table:formula="of:=[.K28]+[.K28]*[.$M$13]/2" office:value-type="float" office:value="145.118822399768" calcext:value-type="float">
            <text:p>145.1188223998</text:p>
          </table:table-cell>
          <table:table-cell/>
          <table:table-cell table:formula="of:=[.L28]-[.M27]" office:value-type="float" office:value="-8.06215679998709" calcext:value-type="float">
            <text:p>-8.062156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R27]*[.$T$12]" office:value-type="float" office:value="140.214450721065" calcext:value-type="float">
            <text:p>140.2144507211</text:p>
          </table:table-cell>
          <table:table-cell table:formula="of:=[.R28]-[.R28]*[.$T$13]/2" office:value-type="float" office:value="128.99729466338" calcext:value-type="float">
            <text:p>128.9972946634</text:p>
          </table:table-cell>
          <table:table-cell table:formula="of:=[.R28]+[.R28]*[.$T$13]/2" office:value-type="float" office:value="151.43160677875" calcext:value-type="float">
            <text:p>151.4316067788</text:p>
          </table:table-cell>
          <table:table-cell/>
          <table:table-cell table:formula="of:=[.S28]-[.T27]" office:value-type="float" office:value="4.36222735576649" calcext:value-type="float">
            <text:p>4.3622273558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[.K28]*[.$M$12]" office:value-type="float" office:value="154.793410559752" calcext:value-type="float">
            <text:p>154.7934105598</text:p>
          </table:table-cell>
          <table:table-cell table:formula="of:=[.K29]-[.K29]*[.$M$13]/2" office:value-type="float" office:value="135.444234239783" calcext:value-type="float">
            <text:p>135.4442342398</text:p>
          </table:table-cell>
          <table:table-cell table:formula="of:=[.K29]+[.K29]*[.$M$13]/2" office:value-type="float" office:value="174.142586879721" calcext:value-type="float">
            <text:p>174.1425868797</text:p>
          </table:table-cell>
          <table:table-cell/>
          <table:table-cell table:formula="of:=[.L29]-[.M28]" office:value-type="float" office:value="-9.67458815998452" calcext:value-type="float">
            <text:p>-9.6745881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28]*[.$T$12]" office:value-type="float" office:value="170.360557626094" calcext:value-type="float">
            <text:p>170.3605576261</text:p>
          </table:table-cell>
          <table:table-cell table:formula="of:=[.R29]-[.R29]*[.$T$13]/2" office:value-type="float" office:value="156.731713016007" calcext:value-type="float">
            <text:p>156.731713016</text:p>
          </table:table-cell>
          <table:table-cell table:formula="of:=[.R29]+[.R29]*[.$T$13]/2" office:value-type="float" office:value="183.989402236182" calcext:value-type="float">
            <text:p>183.9894022362</text:p>
          </table:table-cell>
          <table:table-cell/>
          <table:table-cell table:formula="of:=[.S29]-[.T28]" office:value-type="float" office:value="5.30010623725627" calcext:value-type="float">
            <text:p>5.3001062373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table:formula="of:=[.K29]*[.$M$12]" office:value-type="float" office:value="185.752092671703" calcext:value-type="float">
            <text:p>185.7520926717</text:p>
          </table:table-cell>
          <table:table-cell table:formula="of:=[.K30]-[.K30]*[.$M$13]/2" office:value-type="float" office:value="162.53308108774" calcext:value-type="float">
            <text:p>162.5330810877</text:p>
          </table:table-cell>
          <table:table-cell table:formula="of:=[.K30]+[.K30]*[.$M$13]/2" office:value-type="float" office:value="208.971104255666" calcext:value-type="float">
            <text:p>208.9711042557</text:p>
          </table:table-cell>
          <table:table-cell/>
          <table:table-cell table:formula="of:=[.L30]-[.M29]" office:value-type="float" office:value="-11.6095057919814" calcext:value-type="float">
            <text:p>-11.60950579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R29]*[.$T$12]" office:value-type="float" office:value="206.988077515704" calcext:value-type="float">
            <text:p>206.9880775157</text:p>
          </table:table-cell>
          <table:table-cell table:formula="of:=[.R30]-[.R30]*[.$T$13]/2" office:value-type="float" office:value="190.429031314448" calcext:value-type="float">
            <text:p>190.4290313144</text:p>
          </table:table-cell>
          <table:table-cell table:formula="of:=[.R30]+[.R30]*[.$T$13]/2" office:value-type="float" office:value="223.547123716961" calcext:value-type="float">
            <text:p>223.547123717</text:p>
          </table:table-cell>
          <table:table-cell/>
          <table:table-cell table:formula="of:=[.S30]-[.T29]" office:value-type="float" office:value="6.43962907826636" calcext:value-type="float">
            <text:p>6.4396290783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table:formula="of:=[.K30]*[.$M$12]" office:value-type="float" office:value="222.902511206043" calcext:value-type="float">
            <text:p>222.902511206</text:p>
          </table:table-cell>
          <table:table-cell table:formula="of:=[.K31]-[.K31]*[.$M$13]/2" office:value-type="float" office:value="195.039697305288" calcext:value-type="float">
            <text:p>195.0396973053</text:p>
          </table:table-cell>
          <table:table-cell table:formula="of:=[.K31]+[.K31]*[.$M$13]/2" office:value-type="float" office:value="250.765325106799" calcext:value-type="float">
            <text:p>250.7653251068</text:p>
          </table:table-cell>
          <table:table-cell/>
          <table:table-cell table:formula="of:=[.L31]-[.M30]" office:value-type="float" office:value="-13.9314069503777" calcext:value-type="float">
            <text:p>-13.931406950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R30]*[.$T$12]" office:value-type="float" office:value="251.490514181581" calcext:value-type="float">
            <text:p>251.4905141816</text:p>
          </table:table-cell>
          <table:table-cell table:formula="of:=[.R31]-[.R31]*[.$T$13]/2" office:value-type="float" office:value="231.371273047054" calcext:value-type="float">
            <text:p>231.3712730471</text:p>
          </table:table-cell>
          <table:table-cell table:formula="of:=[.R31]+[.R31]*[.$T$13]/2" office:value-type="float" office:value="271.609755316107" calcext:value-type="float">
            <text:p>271.6097553161</text:p>
          </table:table-cell>
          <table:table-cell/>
          <table:table-cell table:formula="of:=[.S31]-[.T30]" office:value-type="float" office:value="7.82414933009363" calcext:value-type="float">
            <text:p>7.8241493301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formula="of:=[.K31]*[.$M$12]" office:value-type="float" office:value="267.483013447252" calcext:value-type="float">
            <text:p>267.4830134473</text:p>
          </table:table-cell>
          <table:table-cell table:formula="of:=[.K32]-[.K32]*[.$M$13]/2" office:value-type="float" office:value="234.047636766345" calcext:value-type="float">
            <text:p>234.0476367663</text:p>
          </table:table-cell>
          <table:table-cell table:formula="of:=[.K32]+[.K32]*[.$M$13]/2" office:value-type="float" office:value="300.918390128158" calcext:value-type="float">
            <text:p>300.9183901282</text:p>
          </table:table-cell>
          <table:table-cell/>
          <table:table-cell table:formula="of:=[.L32]-[.M31]" office:value-type="float" office:value="-16.7176883404532" calcext:value-type="float">
            <text:p>-16.71768834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R31]*[.$T$12]" office:value-type="float" office:value="305.560974730621" calcext:value-type="float">
            <text:p>305.5609747306</text:p>
          </table:table-cell>
          <table:table-cell table:formula="of:=[.R32]-[.R32]*[.$T$13]/2" office:value-type="float" office:value="281.116096752171" calcext:value-type="float">
            <text:p>281.1160967522</text:p>
          </table:table-cell>
          <table:table-cell table:formula="of:=[.R32]+[.R32]*[.$T$13]/2" office:value-type="float" office:value="330.00585270907" calcext:value-type="float">
            <text:p>330.0058527091</text:p>
          </table:table-cell>
          <table:table-cell/>
          <table:table-cell table:formula="of:=[.S32]-[.T31]" office:value-type="float" office:value="9.50634143606374" calcext:value-type="float">
            <text:p>9.5063414361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[.K32]*[.$M$12]" office:value-type="float" office:value="320.979616136702" calcext:value-type="float">
            <text:p>320.9796161367</text:p>
          </table:table-cell>
          <table:table-cell table:formula="of:=[.K33]-[.K33]*[.$M$13]/2" office:value-type="float" office:value="280.857164119614" calcext:value-type="float">
            <text:p>280.8571641196</text:p>
          </table:table-cell>
          <table:table-cell table:formula="of:=[.K33]+[.K33]*[.$M$13]/2" office:value-type="float" office:value="361.10206815379" calcext:value-type="float">
            <text:p>361.1020681538</text:p>
          </table:table-cell>
          <table:table-cell/>
          <table:table-cell table:formula="of:=[.L33]-[.M32]" office:value-type="float" office:value="-20.0612260085439" calcext:value-type="float">
            <text:p>-20.061226008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32]*[.$T$12]" office:value-type="float" office:value="371.256584297704" calcext:value-type="float">
            <text:p>371.2565842977</text:p>
          </table:table-cell>
          <table:table-cell table:formula="of:=[.R33]-[.R33]*[.$T$13]/2" office:value-type="float" office:value="341.556057553888" calcext:value-type="float">
            <text:p>341.5560575539</text:p>
          </table:table-cell>
          <table:table-cell table:formula="of:=[.R33]+[.R33]*[.$T$13]/2" office:value-type="float" office:value="400.95711104152" calcext:value-type="float">
            <text:p>400.9571110415</text:p>
          </table:table-cell>
          <table:table-cell/>
          <table:table-cell table:formula="of:=[.S33]-[.T32]" office:value-type="float" office:value="11.5502048448175" calcext:value-type="float">
            <text:p>11.5502048448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7" calcext:value-type="float">
            <text:p>17</text:p>
          </table:table-cell>
          <table:table-cell table:formula="of:=[.K33]*[.$M$12]" office:value-type="float" office:value="385.175539364043" calcext:value-type="float">
            <text:p>385.175539364</text:p>
          </table:table-cell>
          <table:table-cell table:formula="of:=[.K34]-[.K34]*[.$M$13]/2" office:value-type="float" office:value="337.028596943537" calcext:value-type="float">
            <text:p>337.0285969435</text:p>
          </table:table-cell>
          <table:table-cell table:formula="of:=[.K34]+[.K34]*[.$M$13]/2" office:value-type="float" office:value="433.322481784548" calcext:value-type="float">
            <text:p>433.3224817845</text:p>
          </table:table-cell>
          <table:table-cell/>
          <table:table-cell table:formula="of:=[.L34]-[.M33]" office:value-type="float" office:value="-24.0734712102527" calcext:value-type="float">
            <text:p>-24.073471210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R33]*[.$T$12]" office:value-type="float" office:value="451.07674992171" calcext:value-type="float">
            <text:p>451.0767499217</text:p>
          </table:table-cell>
          <table:table-cell table:formula="of:=[.R34]-[.R34]*[.$T$13]/2" office:value-type="float" office:value="414.990609927974" calcext:value-type="float">
            <text:p>414.990609928</text:p>
          </table:table-cell>
          <table:table-cell table:formula="of:=[.R34]+[.R34]*[.$T$13]/2" office:value-type="float" office:value="487.162889915447" calcext:value-type="float">
            <text:p>487.1628899154</text:p>
          </table:table-cell>
          <table:table-cell/>
          <table:table-cell table:formula="of:=[.S34]-[.T33]" office:value-type="float" office:value="14.0334988864532" calcext:value-type="float">
            <text:p>14.0334988865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8" calcext:value-type="float">
            <text:p>18</text:p>
          </table:table-cell>
          <table:table-cell table:formula="of:=[.K34]*[.$M$12]" office:value-type="float" office:value="462.210647236851" calcext:value-type="float">
            <text:p>462.2106472369</text:p>
          </table:table-cell>
          <table:table-cell table:formula="of:=[.K35]-[.K35]*[.$M$13]/2" office:value-type="float" office:value="404.434316332245" calcext:value-type="float">
            <text:p>404.4343163322</text:p>
          </table:table-cell>
          <table:table-cell table:formula="of:=[.K35]+[.K35]*[.$M$13]/2" office:value-type="float" office:value="519.986978141458" calcext:value-type="float">
            <text:p>519.9869781415</text:p>
          </table:table-cell>
          <table:table-cell/>
          <table:table-cell table:formula="of:=[.L35]-[.M34]" office:value-type="float" office:value="-28.8881654523033" calcext:value-type="float">
            <text:p>-28.88816545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R34]*[.$T$12]" office:value-type="float" office:value="548.058251154878" calcext:value-type="float">
            <text:p>548.0582511549</text:p>
          </table:table-cell>
          <table:table-cell table:formula="of:=[.R35]-[.R35]*[.$T$13]/2" office:value-type="float" office:value="504.213591062488" calcext:value-type="float">
            <text:p>504.2135910625</text:p>
          </table:table-cell>
          <table:table-cell table:formula="of:=[.R35]+[.R35]*[.$T$13]/2" office:value-type="float" office:value="591.902911247269" calcext:value-type="float">
            <text:p>591.9029112473</text:p>
          </table:table-cell>
          <table:table-cell/>
          <table:table-cell table:formula="of:=[.S35]-[.T34]" office:value-type="float" office:value="17.0507011470407" calcext:value-type="float">
            <text:p>17.050701147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9" calcext:value-type="float">
            <text:p>19</text:p>
          </table:table-cell>
          <table:table-cell table:formula="of:=[.K35]*[.$M$12]" office:value-type="float" office:value="554.652776684221" calcext:value-type="float">
            <text:p>554.6527766842</text:p>
          </table:table-cell>
          <table:table-cell table:formula="of:=[.K36]-[.K36]*[.$M$13]/2" office:value-type="float" office:value="485.321179598694" calcext:value-type="float">
            <text:p>485.3211795987</text:p>
          </table:table-cell>
          <table:table-cell table:formula="of:=[.K36]+[.K36]*[.$M$13]/2" office:value-type="float" office:value="623.984373769749" calcext:value-type="float">
            <text:p>623.9843737697</text:p>
          </table:table-cell>
          <table:table-cell/>
          <table:table-cell table:formula="of:=[.L36]-[.M35]" office:value-type="float" office:value="-34.6657985427639" calcext:value-type="float">
            <text:p>-34.665798542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R35]*[.$T$12]" office:value-type="float" office:value="665.890775153177" calcext:value-type="float">
            <text:p>665.8907751532</text:p>
          </table:table-cell>
          <table:table-cell table:formula="of:=[.R36]-[.R36]*[.$T$13]/2" office:value-type="float" office:value="612.619513140923" calcext:value-type="float">
            <text:p>612.6195131409</text:p>
          </table:table-cell>
          <table:table-cell table:formula="of:=[.R36]+[.R36]*[.$T$13]/2" office:value-type="float" office:value="719.162037165431" calcext:value-type="float">
            <text:p>719.1620371654</text:p>
          </table:table-cell>
          <table:table-cell/>
          <table:table-cell table:formula="of:=[.S36]-[.T35]" office:value-type="float" office:value="20.7166018936543" calcext:value-type="float">
            <text:p>20.7166018937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20" calcext:value-type="float">
            <text:p>20</text:p>
          </table:table-cell>
          <table:table-cell table:formula="of:=[.K36]*[.$M$12]" office:value-type="float" office:value="665.583332021066" calcext:value-type="float">
            <text:p>665.5833320211</text:p>
          </table:table-cell>
          <table:table-cell table:formula="of:=[.K37]-[.K37]*[.$M$13]/2" office:value-type="float" office:value="582.385415518432" calcext:value-type="float">
            <text:p>582.3854155184</text:p>
          </table:table-cell>
          <table:table-cell table:formula="of:=[.K37]+[.K37]*[.$M$13]/2" office:value-type="float" office:value="748.781248523699" calcext:value-type="float">
            <text:p>748.7812485237</text:p>
          </table:table-cell>
          <table:table-cell/>
          <table:table-cell table:formula="of:=[.L37]-[.M36]" office:value-type="float" office:value="-41.5989582513166" calcext:value-type="float">
            <text:p>-41.598958251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R36]*[.$T$12]" office:value-type="float" office:value="809.05729181111" calcext:value-type="float">
            <text:p>809.0572918111</text:p>
          </table:table-cell>
          <table:table-cell table:formula="of:=[.R37]-[.R37]*[.$T$13]/2" office:value-type="float" office:value="744.332708466221" calcext:value-type="float">
            <text:p>744.3327084662</text:p>
          </table:table-cell>
          <table:table-cell table:formula="of:=[.R37]+[.R37]*[.$T$13]/2" office:value-type="float" office:value="873.781875155999" calcext:value-type="float">
            <text:p>873.781875156</text:p>
          </table:table-cell>
          <table:table-cell/>
          <table:table-cell table:formula="of:=[.S37]-[.T36]" office:value-type="float" office:value="25.1706713007901" calcext:value-type="float">
            <text:p>25.1706713008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21" calcext:value-type="float">
            <text:p>21</text:p>
          </table:table-cell>
          <table:table-cell table:formula="of:=[.K37]*[.$M$12]" office:value-type="float" office:value="798.699998425279" calcext:value-type="float">
            <text:p>798.6999984253</text:p>
          </table:table-cell>
          <table:table-cell table:formula="of:=[.K38]-[.K38]*[.$M$13]/2" office:value-type="float" office:value="698.862498622119" calcext:value-type="float">
            <text:p>698.8624986221</text:p>
          </table:table-cell>
          <table:table-cell table:formula="of:=[.K38]+[.K38]*[.$M$13]/2" office:value-type="float" office:value="898.537498228439" calcext:value-type="float">
            <text:p>898.5374982284</text:p>
          </table:table-cell>
          <table:table-cell/>
          <table:table-cell table:formula="of:=[.L38]-[.M37]" office:value-type="float" office:value="-49.91874990158" calcext:value-type="float">
            <text:p>-49.9187499016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5:27:01.781451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7T09:20:43.540100897</dc:date>
    <meta:editing-duration>P6DT21H42M</meta:editing-duration>
    <meta:editing-cycles>2</meta:editing-cycles>
    <meta:generator>LibreOffice/4.3.7.2$Linux_X86_64 LibreOffice_project/430$Build-2</meta:generator>
    <meta:document-statistic meta:table-count="1" meta:cell-count="385" meta:object-count="0"/>
  </office:meta>
</office:document-meta>
</file>